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5D2C0015A373E230.png" manifest:media-type="image/png"/>
  <manifest:file-entry manifest:full-path="Pictures/100002010000009A0000009A2C0067C694634D92.png" manifest:media-type="image/png"/>
  <manifest:file-entry manifest:full-path="Pictures/10000000000000AE000000AEA3A176ACD7488C18.png" manifest:media-type="image/png"/>
  <manifest:file-entry manifest:full-path="Pictures/1000020100000020000000205D4EDE3479EBFBF2.png" manifest:media-type="image/png"/>
  <manifest:file-entry manifest:full-path="Pictures/1000020100000020000000204EB1D4D76DB7E3F8.png" manifest:media-type="image/png"/>
  <manifest:file-entry manifest:full-path="Pictures/10000201000000C9000000EF78AF559D78D04214.png" manifest:media-type="image/png"/>
  <manifest:file-entry manifest:full-path="Pictures/100002010000002000000020206C0B68D2BD51B3.png" manifest:media-type="image/png"/>
  <manifest:file-entry manifest:full-path="Pictures/1000020100000020000000203FB7DCB6B5D6F655.png" manifest:media-type="image/png"/>
  <manifest:file-entry manifest:full-path="Pictures/10000201000000CC000000F0F8CD3B1B011548C3.png" manifest:media-type="image/png"/>
  <manifest:file-entry manifest:full-path="Pictures/10000201000000200000002025B0022126D03E8C.png" manifest:media-type="image/png"/>
  <manifest:file-entry manifest:full-path="Pictures/100002010000004B0000004C8B6F5B509FE1E4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19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0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2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21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16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241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 fo:font-size="13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style:font-name="Liberation Serif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xml:id="id2" draw:id="id2" draw:layer="layout" svg:width="0.846cm" svg:height="0.846cm" svg:x="12.567cm" svg:y="1.232cm">
          <draw:image xlink:href="Pictures/100002010000002000000020206C0B68D2BD51B3.png" xlink:type="simple" xlink:show="embed" xlink:actuate="onLoad">
            <text:p/>
          </draw:image>
        </draw:frame>
        <draw:frame draw:style-name="gr1" draw:text-style-name="P1" xml:id="id15" draw:id="id15" draw:layer="layout" svg:width="0.846cm" svg:height="0.846cm" svg:x="19.455cm" svg:y="1.032cm">
          <draw:image xlink:href="Pictures/1000020100000020000000203FB7DCB6B5D6F655.png" xlink:type="simple" xlink:show="embed" xlink:actuate="onLoad">
            <text:p/>
          </draw:image>
        </draw:frame>
        <draw:frame draw:style-name="gr1" draw:text-style-name="P1" xml:id="id6" draw:id="id6" draw:layer="layout" svg:width="0.846cm" svg:height="0.846cm" svg:x="0.696cm" svg:y="2.378cm">
          <draw:image xlink:href="Pictures/1000020100000020000000205D4EDE3479EBFBF2.png" xlink:type="simple" xlink:show="embed" xlink:actuate="onLoad">
            <text:p/>
          </draw:image>
        </draw:frame>
        <draw:frame draw:style-name="gr1" draw:text-style-name="P1" xml:id="id13" draw:id="id13" draw:layer="layout" svg:width="1.302cm" svg:height="1.302cm" svg:x="15.815cm" svg:y="4.642cm">
          <draw:image xlink:href="Pictures/100002010000009A0000009A2C0067C694634D92.png" xlink:type="simple" xlink:show="embed" xlink:actuate="onLoad">
            <text:p/>
          </draw:image>
        </draw:frame>
        <draw:frame draw:style-name="gr1" draw:text-style-name="P1" xml:id="id7" draw:id="id7" draw:layer="layout" svg:width="0.846cm" svg:height="0.846cm" svg:x="0.296cm" svg:y="3.478cm">
          <draw:image xlink:href="Pictures/1000020100000020000000205D4EDE3479EBFBF2.png" xlink:type="simple" xlink:show="embed" xlink:actuate="onLoad">
            <text:p/>
          </draw:image>
        </draw:frame>
        <draw:frame draw:style-name="gr1" draw:text-style-name="P1" xml:id="id5" draw:id="id5" draw:layer="layout" svg:width="0.846cm" svg:height="0.846cm" svg:x="1.696cm" svg:y="2.878cm">
          <draw:image xlink:href="Pictures/1000020100000020000000205D4EDE3479EBFBF2.png" xlink:type="simple" xlink:show="embed" xlink:actuate="onLoad">
            <text:p/>
          </draw:image>
        </draw:frame>
        <draw:frame draw:style-name="gr1" draw:text-style-name="P1" xml:id="id4" draw:id="id4" draw:layer="layout" svg:width="0.846cm" svg:height="0.846cm" svg:x="1.296cm" svg:y="3.978cm">
          <draw:image xlink:href="Pictures/1000020100000020000000205D4EDE3479EBFBF2.png" xlink:type="simple" xlink:show="embed" xlink:actuate="onLoad">
            <text:p/>
          </draw:image>
        </draw:frame>
        <draw:frame draw:style-name="gr1" draw:text-style-name="P1" xml:id="id1" draw:id="id1" draw:layer="layout" svg:width="0.846cm" svg:height="0.846cm" svg:x="2.896cm" svg:y="2.478cm">
          <draw:image xlink:href="Pictures/1000020100000020000000205D4EDE3479EBFBF2.png" xlink:type="simple" xlink:show="embed" xlink:actuate="onLoad">
            <text:p/>
          </draw:image>
        </draw:frame>
        <draw:frame draw:style-name="gr1" draw:text-style-name="P1" xml:id="id3" draw:id="id3" draw:layer="layout" svg:width="0.846cm" svg:height="0.846cm" svg:x="2.496cm" svg:y="3.578cm">
          <draw:image xlink:href="Pictures/1000020100000020000000205D4EDE3479EBFBF2.png" xlink:type="simple" xlink:show="embed" xlink:actuate="onLoad">
            <text:p/>
          </draw:image>
        </draw:frame>
        <draw:frame draw:style-name="gr1" draw:text-style-name="P1" xml:id="id8" draw:id="id8" draw:layer="layout" svg:width="0.846cm" svg:height="0.846cm" svg:x="11.525cm" svg:y="4.87cm">
          <draw:image xlink:href="Pictures/1000020100000020000000204EB1D4D76DB7E3F8.png" xlink:type="simple" xlink:show="embed" xlink:actuate="onLoad">
            <text:p/>
          </draw:image>
        </draw:frame>
        <draw:frame draw:style-name="gr1" draw:text-style-name="P1" xml:id="id10" draw:id="id10" draw:layer="layout" svg:width="0.846cm" svg:height="0.846cm" svg:x="6.278cm" svg:y="4.69cm">
          <draw:image xlink:href="Pictures/10000201000000200000002025B0022126D03E8C.png" xlink:type="simple" xlink:show="embed" xlink:actuate="onLoad">
            <text:p/>
          </draw:image>
        </draw:frame>
        <draw:frame draw:style-name="gr1" draw:text-style-name="P1" xml:id="id9" draw:id="id9" draw:layer="layout" svg:width="0.846cm" svg:height="0.846cm" svg:x="7.278cm" svg:y="4.99cm">
          <draw:image xlink:href="Pictures/10000201000000200000002025B0022126D03E8C.png" xlink:type="simple" xlink:show="embed" xlink:actuate="onLoad">
            <text:p/>
          </draw:image>
        </draw:frame>
        <draw:frame draw:style-name="gr1" draw:text-style-name="P1" xml:id="id12" draw:id="id12" draw:layer="layout" svg:width="0.846cm" svg:height="0.846cm" svg:x="5.978cm" svg:y="5.69cm">
          <draw:image xlink:href="Pictures/10000201000000200000002025B0022126D03E8C.png" xlink:type="simple" xlink:show="embed" xlink:actuate="onLoad">
            <text:p/>
          </draw:image>
        </draw:frame>
        <draw:frame draw:style-name="gr1" draw:text-style-name="P1" xml:id="id11" draw:id="id11" draw:layer="layout" svg:width="0.846cm" svg:height="0.846cm" svg:x="6.978cm" svg:y="6.09cm">
          <draw:image xlink:href="Pictures/10000201000000200000002025B0022126D03E8C.png" xlink:type="simple" xlink:show="embed" xlink:actuate="onLoad">
            <text:p/>
          </draw:image>
        </draw:frame>
        <draw:connector draw:style-name="gr2" draw:text-style-name="P1" draw:layer="layout" svg:x1="3.742cm" svg:y1="2.901cm" svg:x2="12.567cm" svg:y2="1.655cm" draw:start-shape="id1" draw:start-glue-point="1" draw:end-shape="id2" draw:end-glue-point="3" svg:d="M3742 2901h4413v-1246h4412" svg:viewBox="0 0 8826 1247">
          <text:p/>
        </draw:connector>
        <draw:connector draw:style-name="gr2" draw:text-style-name="P1" draw:layer="layout" svg:x1="3.342cm" svg:y1="4.001cm" svg:x2="12.567cm" svg:y2="1.655cm" draw:start-shape="id3" draw:start-glue-point="1" draw:end-shape="id2" draw:end-glue-point="3" svg:d="M3342 4001h4613v-2346h4612" svg:viewBox="0 0 9226 2347">
          <text:p/>
        </draw:connector>
        <draw:connector draw:style-name="gr2" draw:text-style-name="P1" draw:layer="layout" svg:x1="2.142cm" svg:y1="4.401cm" svg:x2="12.567cm" svg:y2="1.655cm" draw:start-shape="id4" draw:start-glue-point="1" draw:end-shape="id2" draw:end-glue-point="3" svg:d="M2142 4401h5213v-2746h5212" svg:viewBox="0 0 10426 2747">
          <text:p/>
        </draw:connector>
        <draw:connector draw:style-name="gr2" draw:text-style-name="P1" draw:layer="layout" svg:x1="2.542cm" svg:y1="3.301cm" svg:x2="12.567cm" svg:y2="1.655cm" draw:start-shape="id5" draw:start-glue-point="1" draw:end-shape="id2" draw:end-glue-point="3" svg:d="M2542 3301h5013v-1646h5012" svg:viewBox="0 0 10026 1647">
          <text:p/>
        </draw:connector>
        <draw:connector draw:style-name="gr2" draw:text-style-name="P1" draw:layer="layout" svg:x1="1.542cm" svg:y1="2.801cm" svg:x2="12.567cm" svg:y2="1.655cm" draw:start-shape="id6" draw:start-glue-point="1" draw:end-shape="id2" draw:end-glue-point="3" svg:d="M1542 2801h5513v-1146h5512" svg:viewBox="0 0 11026 1147">
          <text:p/>
        </draw:connector>
        <draw:connector draw:style-name="gr2" draw:text-style-name="P1" draw:layer="layout" svg:x1="1.142cm" svg:y1="3.901cm" svg:x2="12.567cm" svg:y2="1.655cm" draw:start-shape="id7" draw:start-glue-point="1" draw:end-shape="id2" draw:end-glue-point="3" svg:d="M1142 3901h5713v-2246h5712" svg:viewBox="0 0 11426 2247">
          <text:p/>
        </draw:connector>
        <draw:connector draw:style-name="gr2" draw:text-style-name="P1" draw:layer="layout" svg:x1="11.525cm" svg:y1="5.293cm" svg:x2="8.124cm" svg:y2="5.413cm" draw:start-shape="id8" draw:start-glue-point="3" draw:end-shape="id9" draw:end-glue-point="1" svg:d="M11525 5293h-1700v120h-1701" svg:viewBox="0 0 3402 121">
          <text:p/>
        </draw:connector>
        <draw:connector draw:style-name="gr2" draw:text-style-name="P1" draw:layer="layout" svg:x1="11.525cm" svg:y1="5.293cm" svg:x2="7.124cm" svg:y2="5.113cm" draw:start-shape="id8" draw:start-glue-point="3" draw:end-shape="id10" draw:end-glue-point="1" svg:d="M11525 5293h-2200v-180h-2201" svg:viewBox="0 0 4402 181">
          <text:p/>
        </draw:connector>
        <draw:connector draw:style-name="gr2" draw:text-style-name="P1" draw:layer="layout" svg:x1="11.525cm" svg:y1="5.293cm" svg:x2="7.824cm" svg:y2="6.513cm" draw:start-shape="id8" draw:start-glue-point="3" draw:end-shape="id11" draw:end-glue-point="1" svg:d="M11525 5293h-1850v1220h-1851" svg:viewBox="0 0 3702 1221">
          <text:p/>
        </draw:connector>
        <draw:connector draw:style-name="gr2" draw:text-style-name="P1" draw:layer="layout" svg:x1="11.525cm" svg:y1="5.293cm" svg:x2="6.824cm" svg:y2="6.113cm" draw:start-shape="id8" draw:start-glue-point="3" draw:end-shape="id12" draw:end-glue-point="1" svg:d="M11525 5293h-2350v820h-2351" svg:viewBox="0 0 4702 821">
          <text:p/>
        </draw:connector>
        <draw:frame draw:style-name="gr3" draw:text-style-name="P2" draw:layer="layout" svg:width="1.696cm" svg:height="0.755cm" svg:x="1.1cm" svg:y="4.9cm">
          <draw:text-box>
            <text:p><text:span text:style-name="T1">clients</text:span></text:p>
          </draw:text-box>
        </draw:frame>
        <draw:frame draw:style-name="gr4" draw:text-style-name="P2" draw:layer="layout" svg:width="3.542cm" svg:height="0.755cm" svg:x="5.5cm" svg:y="7.201cm">
          <draw:text-box>
            <text:p><text:span text:style-name="T1">documenti Word</text:span></text:p>
          </draw:text-box>
        </draw:frame>
        <draw:frame draw:style-name="gr5" draw:text-style-name="P2" draw:layer="layout" svg:width="1.797cm" svg:height="0.755cm" svg:x="13.2cm" svg:y="1.201cm">
          <draw:text-box>
            <text:p><text:span text:style-name="T1">servers</text:span></text:p>
          </draw:text-box>
        </draw:frame>
        <draw:frame draw:style-name="gr5" draw:text-style-name="P2" draw:layer="layout" svg:width="1.797cm" svg:height="0.755cm" svg:x="15.6cm" svg:y="6.001cm">
          <draw:text-box>
            <text:p><text:span text:style-name="T1">GAM#</text:span></text:p>
          </draw:text-box>
        </draw:frame>
        <draw:frame draw:style-name="gr5" draw:text-style-name="P2" draw:layer="layout" svg:width="1.797cm" svg:height="0.755cm" svg:x="19cm" svg:y="2.101cm">
          <draw:text-box>
            <text:p><text:span text:style-name="T1">DBMS</text:span></text:p>
          </draw:text-box>
        </draw:frame>
        <draw:frame draw:style-name="gr6" draw:text-style-name="P2" draw:layer="layout" svg:width="3.715cm" svg:height="0.755cm" svg:x="10.1cm" svg:y="6.001cm">
          <draw:text-box>
            <text:p><text:span text:style-name="T1">cartella condivisa</text:span></text:p>
          </draw:text-box>
        </draw:frame>
        <draw:line draw:style-name="gr7" draw:text-style-name="P1" draw:layer="layout" svg:x1="4.4cm" svg:y1="-0.2cm" svg:x2="4.4cm" svg:y2="9.3cm">
          <text:p/>
        </draw:line>
        <draw:frame draw:style-name="gr8" draw:text-style-name="P2" draw:layer="layout" svg:width="3.664cm" svg:height="0.755cm" svg:x="0.4cm" svg:y="8.201cm">
          <draw:text-box>
            <text:p><text:span text:style-name="T1">Livello 1 - Client</text:span></text:p>
          </draw:text-box>
        </draw:frame>
        <draw:frame draw:style-name="gr9" draw:text-style-name="P2" draw:layer="layout" svg:width="3.741cm" svg:height="0.755cm" svg:x="11.4cm" svg:y="8.202cm">
          <draw:text-box>
            <text:p><text:span text:style-name="T1">Livello 2 - Server</text:span></text:p>
          </draw:text-box>
        </draw:frame>
        <draw:connector draw:style-name="gr2" draw:text-style-name="P1" draw:layer="layout" svg:x1="12.99cm" svg:y1="2.078cm" svg:x2="11.948cm" svg:y2="4.87cm" draw:start-shape="id2" draw:start-glue-point="2" draw:end-shape="id8" draw:end-glue-point="0" svg:d="M12990 2078v1396h-1042v1396" svg:viewBox="0 0 1043 2793">
          <text:p/>
        </draw:connector>
        <draw:connector draw:style-name="gr10" draw:text-style-name="P1" draw:layer="layout" svg:x1="12.371cm" svg:y1="5.293cm" svg:x2="15.815cm" svg:y2="5.293cm" draw:start-shape="id8" draw:start-glue-point="1" draw:end-shape="id13" draw:end-glue-point="3" svg:d="M12371 5293h3444" svg:viewBox="0 0 3445 1">
          <text:p/>
        </draw:connector>
        <draw:frame draw:style-name="gr1" draw:text-style-name="P1" xml:id="id14" draw:id="id14" draw:layer="layout" svg:width="0.846cm" svg:height="0.846cm" svg:x="14.667cm" svg:y="1.232cm">
          <draw:image xlink:href="Pictures/100002010000002000000020206C0B68D2BD51B3.png" xlink:type="simple" xlink:show="embed" xlink:actuate="onLoad">
            <text:p/>
          </draw:image>
        </draw:frame>
        <draw:connector draw:style-name="gr2" draw:text-style-name="P1" draw:layer="layout" svg:x1="16.466cm" svg:y1="4.642cm" svg:x2="15.09cm" svg:y2="2.078cm" draw:start-shape="id13" draw:start-glue-point="0" draw:end-shape="id14" draw:end-glue-point="2" svg:d="M16466 4642v-1282h-1376v-1282" svg:viewBox="0 0 1377 2565">
          <text:p/>
        </draw:connector>
        <draw:connector draw:style-name="gr2" draw:text-style-name="P1" draw:layer="layout" svg:x1="15.513cm" svg:y1="1.655cm" svg:x2="19.455cm" svg:y2="1.455cm" draw:start-shape="id14" draw:start-glue-point="1" draw:end-shape="id15" draw:end-glue-point="3" svg:d="M15513 1655h1971v-200h1971" svg:viewBox="0 0 3943 201">
          <text:p/>
        </draw:connector>
        <draw:frame draw:style-name="gr1" draw:text-style-name="P1" draw:layer="layout" svg:width="0.85cm" svg:height="0.85cm" svg:x="1.177cm" svg:y="1.235cm">
          <draw:image xlink:href="Pictures/10000000000000AE000000AEA3A176ACD7488C18.png" xlink:type="simple" xlink:show="embed" xlink:actuate="onLoad">
            <text:p/>
          </draw:image>
        </draw:frame>
        <draw:frame draw:style-name="gr1" draw:text-style-name="P1" draw:layer="layout" svg:width="0.71cm" svg:height="0.85cm" svg:x="2.177cm" svg:y="1.235cm">
          <draw:image xlink:href="Pictures/10000201000000C9000000EF78AF559D78D04214.png" xlink:type="simple" xlink:show="embed" xlink:actuate="onLoad">
            <text:p/>
          </draw:image>
        </draw:frame>
        <draw:frame draw:style-name="gr1" draw:text-style-name="P1" draw:layer="layout" svg:width="0.72cm" svg:height="0.85cm" svg:x="1.677cm" svg:y="0.081cm">
          <draw:image xlink:href="Pictures/10000201000000CC000000F0F8CD3B1B011548C3.png" xlink:type="simple" xlink:show="embed" xlink:actuate="onLoad">
            <text:p/>
          </draw:image>
        </draw:frame>
        <draw:frame draw:style-name="gr1" draw:text-style-name="P1" draw:layer="layout" svg:width="0.85cm" svg:height="0.85cm" svg:x="0.677cm" svg:y="0.081cm">
          <draw:image xlink:href="Pictures/100002010000004B0000004C8B6F5B509FE1E46F.png" xlink:type="simple" xlink:show="embed" xlink:actuate="onLoad">
            <text:p/>
          </draw:image>
        </draw:frame>
        <draw:frame draw:style-name="gr11" draw:text-style-name="P3" draw:layer="layout" svg:width="0.85cm" svg:height="0.85cm" svg:x="2.677cm" svg:y="0.081cm">
          <draw:image xlink:href="Pictures/1000020100000400000004005D2C0015A373E230.png" xlink:type="simple" xlink:show="embed" xlink:actuate="onLoad">
            <text:p/>
          </draw:image>
        </draw:frame>
        <draw:frame draw:style-name="gr1" draw:text-style-name="P1" draw:layer="layout" svg:width="0.72cm" svg:height="0.85cm" svg:x="13.677cm" svg:y="0.081cm">
          <draw:image xlink:href="Pictures/10000201000000CC000000F0F8CD3B1B011548C3.png" xlink:type="simple" xlink:show="embed" xlink:actuate="onLoad">
            <text:p/>
          </draw:image>
        </draw:frame>
        <draw:frame draw:style-name="gr1" draw:text-style-name="P1" draw:layer="layout" svg:width="0.85cm" svg:height="0.85cm" svg:x="12.677cm" svg:y="0.081cm">
          <draw:image xlink:href="Pictures/100002010000004B0000004C8B6F5B509FE1E46F.png" xlink:type="simple" xlink:show="embed" xlink:actuate="onLoad">
            <text:p/>
          </draw:image>
        </draw:frame>
        <draw:frame draw:style-name="gr11" draw:text-style-name="P3" draw:layer="layout" svg:width="0.85cm" svg:height="0.85cm" svg:x="14.677cm" svg:y="0.081cm">
          <draw:image xlink:href="Pictures/1000020100000400000004005D2C0015A373E23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office:version="1.2">
  <office:meta>
    <meta:creation-date>2017-08-22T10:54:47.666404296</meta:creation-date>
    <meta:editing-duration>PT33M16S</meta:editing-duration>
    <meta:editing-cycles>23</meta:editing-cycles>
    <meta:generator>LibreOffice/5.3.1.2$Linux_X86_64 LibreOffice_project/30m0$Build-2</meta:generator>
    <meta:initial-creator>Michele Maione</meta:initial-creator>
    <dc:date>2017-08-26T10:07:47.374752690</dc:date>
    <dc:creator>Michele Maione</dc:creator>
    <meta:document-statistic meta:object-count="46"/>
  </office:meta>
</office:document-meta>
</file>